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B" style:family="table-column">
      <style:table-column-properties style:column-width="5.667cm" style:rel-column-width="21844*"/>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officeooo:rsid="0011ff28" officeooo:paragraph-rsid="0011ff28"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2af3e" officeooo:paragraph-rsid="0012af3e"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46eed" officeooo:paragraph-rsid="00146ee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62872" officeooo:paragraph-rsid="00162872"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69875" officeooo:paragraph-rsid="00169875"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7b2d0" officeooo:paragraph-rsid="0017b2d0" style:font-weight-asian="bold" style:font-weight-complex="bold"/>
    </style:style>
    <style:style style:name="P7" style:family="paragraph" style:parent-style-name="Table_20_Contents">
      <style:text-properties officeooo:rsid="00169875" officeooo:paragraph-rsid="0016987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7b2d0" style:font-weight-asian="normal" style:font-weight-complex="normal"/>
    </style:style>
    <style:style style:name="T3" style:family="text">
      <style:text-properties officeooo:rsid="00196d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rgehen bei der Artikelrecherche</text:p>
      <text:p text:style-name="P1"><text:span text:style-name="T1"/></text:p>
      <text:p text:style-name="P1"><text:span text:style-name="T1">Bei den Artikeln, die die Grundlage für den anfänglichen Lernprozess unserer Textmining Software (TMS) bilden, sollte es sich um solche handeln, die hinsichtlich ihrer Einordnung im Bezug auf die Meinung des Autoren über ein entsprechendes Thema, eindeutig sind.</text:span></text:p>
      <text:p text:style-name="P1"><text:span text:style-name="T1"/></text:p>
      <text:p text:style-name="P2"><text:span text:style-name="T1">Im Allgemeinen kann man sagen, dass Artikel, die diese Voraussetzungen erfüllen, bei einer objektiven Berichterstattung schwieriger anzutreffen sind, als bei einer subjektiven Berichterstattung. Der Fokus der Recherche sollte sich deshalb auf Artikel-Ressourcen konzentrieren, die klar subjektiv sind. </text:span></text:p>
      <text:p text:style-name="P2"><text:span text:style-name="T1"/></text:p>
      <text:p text:style-name="P3"><text:span text:style-name="T1">Die TMS soll eine Klassifikation eines Textes in Positiv oder Negativ durchführen.</text:span></text:p>
      <text:p text:style-name="P4"><text:span text:style-name="T1">Als besonders geeignet dafür erscheint die amerikanische Presse auf Seiten der Republikaner und der Demokraten. Das Feindbild der Republikaner ist der momentan amtierende Präsident Barack Obama. Negativ-Texte sollten sich deshalb vorranig auf Seiten der US-Amerikanischen Tea-Party-Bewegung finden, </text:span><text:span text:style-name="T2">die 2009 entstand.</text:span><text:span text:style-name="T1"> Das Thema konzentriert sich für den Anfang also auf Barack Obama. Positiv-Texte über Barack Obama sind nach anfänglicher Recherche schwer zu finden. Dies kann daran liegen, dass Barack Obama ein sehr kontroverser Präsident ist, an den bei Amtsantritt sehr viele Erwartungen gestellt wurden, welche dieser jedoch nicht alle zu erfüllen vermochte. Positiv-Texte sind deshalb wahrscheinlich im Zeitraum vor bzw. kurz nach Amtsantritt zu finden, </text:span><text:span text:style-name="T2">da dort die Erwartungen und Hoffnungen sehr groß zu sein schienen.</text:span></text:p>
      <text:p text:style-name="P4"><text:span text:style-name="T2"/></text:p>
      <text:p text:style-name="P6"><text:span text:style-name="T1">Unter der gegebenen Betrachtungsweise ergibt sich für die Artikelrecherche folgende Grundlage:</text:span></text:p>
      <text:p text:style-name="P5"><text:span text:style-name="T1"/></text:p>
      <table:table table:name="Tabelle1" table:style-name="Tabelle1">
        <table:table-column table:style-name="Tabelle1.A"/>
        <table:table-column table:style-name="Tabelle1.B"/>
        <table:table-column table:style-name="Tabelle1.A"/>
        <table:table-row>
          <table:table-cell table:style-name="Tabelle1.A1" office:value-type="string">
            <text:p text:style-name="P7">Thema</text:p>
          </table:table-cell>
          <table:table-cell table:style-name="Tabelle1.A1" office:value-type="string">
            <text:p text:style-name="P7">Positiv-Texte</text:p>
          </table:table-cell>
          <table:table-cell table:style-name="Tabelle1.C1" office:value-type="string">
            <text:p text:style-name="P7">Negativ-Texte</text:p>
          </table:table-cell>
        </table:table-row>
        <table:table-row>
          <table:table-cell table:style-name="Tabelle1.A2" office:value-type="string">
            <text:p text:style-name="P7">Obama</text:p>
          </table:table-cell>
          <table:table-cell table:style-name="Tabelle1.A2" office:value-type="string">
            <text:p text:style-name="P7">Im Zeitraum von 2008 bis 2009. Artikel publiziert von Sozialen-Gruppen die große Hoffnungen in seine Präsidentschaft hatten, wie z.B. europäische und afrikanische Zeitungen, <text:span text:style-name="T3">soziale Gruppen die von seinen Wahlversprechen profitiert hätten.</text:span></text:p>
          </table:table-cell>
          <table:table-cell table:style-name="Tabelle1.C2" office:value-type="string">
            <text:p text:style-name="P7">Im Zeitraum von 2008 bis 2015. Artikel publiziert von den Republikanern. Insbesondere im Zeitraum 2009 bis 2015 Artikel von der US-Amerikanische Tea-Party-Bewegung.</text:p>
          </table:table-cell>
        </table:table-row>
      </table:table>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1:37:20.490000000</meta:creation-date>
    <dc:date>2015-04-10T12:00:15.600000000</dc:date>
    <meta:editing-duration>PT22M50S</meta:editing-duration>
    <meta:editing-cycles>7</meta:editing-cycles>
    <meta:generator>LibreOffice/4.3.6.2$Windows_x86 LibreOffice_project/d50a87b2e514536ed401c18000dad4660b6a169e</meta:generator>
    <meta:document-statistic meta:table-count="1" meta:image-count="0" meta:object-count="0" meta:page-count="1" meta:paragraph-count="12" meta:word-count="274" meta:character-count="2038" meta:non-whitespace-character-count="1775"/>
  </office:meta>
</office:document-meta>
</file>